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183ac4" officeooo:paragraph-rsid="00183ac4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4" style:family="paragraph" style:parent-style-name="Standard">
      <style:paragraph-properties fo:break-before="page"/>
      <style:text-properties fo:color="#cccccc" loext:opacity="100%" style:font-name="Consolas" fo:font-size="10.5pt" fo:font-weight="normal" fo:background-color="#1f1f1f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fo:background-color="#1f1f1f"/>
    </style:style>
    <style:style style:name="P26" style:family="paragraph" style:parent-style-name="Standard">
      <style:paragraph-properties fo:margin-top="0cm" fo:margin-bottom="0cm" style:contextual-spacing="false" style:line-height-at-least="0.503cm"/>
    </style:style>
    <style:style style:name="P27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style:font-name="Calibri" fo:font-size="12pt" style:font-name-asian="Arial2" style:font-size-asian="12pt" style:font-name-complex="Calibri1" style:font-size-complex="12pt"/>
    </style:style>
    <style:style style:name="T10" style:family="text">
      <style:text-properties fo:font-size="10pt" fo:font-weight="bold" style:font-size-asian="10pt" style:font-weight-asian="bold" style:font-name-complex="Calibri1" style:font-size-complex="9pt"/>
    </style:style>
    <style:style style:name="T11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2" style:family="text">
      <style:text-properties fo:color="#569cd6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Consolas" fo:font-size="10.5pt" fo:font-weight="normal"/>
    </style:style>
    <style:style style:name="T17" style:family="text">
      <style:text-properties fo:color="#d4d4d4" loext:opacity="100%" style:font-name="Consolas" fo:font-size="10.5pt" fo:font-weight="normal" officeooo:rsid="00183ac4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10.5pt" fo:font-weight="normal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style:font-name="Consolas" fo:font-size="10.5pt" fo:font-weight="normal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9" loext:marker-style-name="T1"><text:span text:style-name="T1">NOMBRE Y APELLIDOS:</text:span><text:span text:style-name="T1"/></text:p>
            <text:p text:style-name="P15" loext:marker-style-name="T1">Kilian Jesús Sánchez Sánchez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1">DOCENTE: MANUEL MACÍAS PÉREZ</text:span><text:span text:style-name="T1"/></text:p>
            <text:p text:style-name="P14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º CURSO: </text:span><text:span text:style-name="T10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1" loext:marker-style-name="T3"><text:span text:style-name="T3">MF: </text:span><text:span text:style-name="T3"/></text:p>
          </table:table-cell>
          <table:table-cell table:style-name="Tabla1.D1" office:value-type="string">
            <text:p text:style-name="P22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3" loext:marker-style-name="T11"><text:span text:style-name="T11">UNIDADES DE APRENDIZAJE A LAS QUE RESPONDE: </text:span><text:span text:style-name="T11"/></text:p>
          </table:table-cell>
          <table:table-cell table:style-name="Tabla1.C4" table:number-rows-spanned="3" office:value-type="string">
            <text:p text:style-name="P22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3" loext:marker-style-name="T11"><text:span text:style-name="T11">Duración:</text:span><text:span text:style-name="T11"/></text:p>
          </table:table-cell>
          <table:table-cell table:style-name="Tabla1.D1" table:number-rows-spanned="3" office:value-type="string">
            <text:p text:style-name="P4" loext:marker-style-name="T11"><text:span text:style-name="T11">2 hrs.</text:span><text:span text:style-name="T11"/></text:p>
          </table:table-cell>
        </table:table-row>
        <table:table-row table:style-name="Tabla1.4">
          <table:table-cell table:style-name="Tabla1.D1" office:value-type="string">
            <text:p text:style-name="P21" loext:marker-style-name="T3"><text:span text:style-name="T3">UF:</text:span><text:span text:style-name="T3"/></text:p>
          </table:table-cell>
          <table:table-cell table:style-name="Tabla1.D1" office:value-type="string">
            <text:p text:style-name="P22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1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22" loext:marker-style-name="T3"><text:span text:style-name="T3">Actividad 3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 loext:marker-style-name="T7"><text:span text:style-name="T6">DENOMINACIÓN:</text:span><text:span text:style-name="T7"> EJERCICIOS EN PSEUDOCÓDIG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 loext:marker-style-name="T1"><text:span text:style-name="T5">DESCRIPCIÓN</text:span><text:span text:style-name="T5"/></text:p>
            <text:p text:style-name="P10" loext:marker-style-name="T4"><text:span text:style-name="T4">1.- Se propone la realización de un Script que lea dos números y nos diga cuál de ellos es mayor o bien si son iguales (recuerda usar la estructura condicional SI).</text:span><text:span text:style-name="T4"/></text:p>
            <text:p text:style-name="P5" loext:marker-style-name="T1"/>
            <text:p text:style-name="P13" loext:marker-style-name="T4"><text:span text:style-name="T4">InicioProceso</text:span><text:span text:style-name="T4"/></text:p>
            <text:p text:style-name="P13" loext:marker-style-name="T4"><text:span text:style-name="T4"><text:s text:c="4"/>Escribir "Introduce el primer número"</text:span><text:span text:style-name="T4"/></text:p>
            <text:p text:style-name="P13" loext:marker-style-name="T4"><text:span text:style-name="T4"><text:s text:c="4"/>Leer numero1</text:span><text:span text:style-name="T4"/></text:p>
            <text:p text:style-name="P13" loext:marker-style-name="T4"><text:span text:style-name="T4"><text:s text:c="4"/>Escribir "Introduce el segundo número"</text:span><text:span text:style-name="T4"/></text:p>
            <text:p text:style-name="P13" loext:marker-style-name="T4"><text:span text:style-name="T4"><text:s text:c="4"/>Leer numero2</text:span><text:span text:style-name="T4"/></text:p>
            <text:p text:style-name="P13" loext:marker-style-name="T4"><text:span text:style-name="T4"><text:s text:c="4"/>//comparamos los dos números,</text:span><text:span text:style-name="T4"/></text:p>
            <text:p text:style-name="P13" loext:marker-style-name="T4"><text:span text:style-name="T4"><text:s text:c="4"/>//si el primero es mayor o igual que el segundo entra</text:span><text:span text:style-name="T4"/></text:p>
            <text:p text:style-name="P13" loext:marker-style-name="T4"><text:span text:style-name="T4"><text:s text:c="4"/>Si (numero1&gt;=numero2) Entonces</text:span><text:span text:style-name="T4"/></text:p>
            <text:p text:style-name="P13" loext:marker-style-name="T4"><text:span text:style-name="T4"><text:s text:c="4"/>//Si el numero1 y numero2 son iguales entra y escribe que son iguales</text:span><text:span text:style-name="T4"/></text:p>
            <text:p text:style-name="P13" loext:marker-style-name="T4"><text:span text:style-name="T4"><text:s text:c="4"/>//Sino lo son escribe que el numero1 es el mayor</text:span><text:span text:style-name="T4"/></text:p>
            <text:p text:style-name="P13" loext:marker-style-name="T4"><text:span text:style-name="T4"><text:s text:c="8"/>Si (numero1=numero2) Entonces</text:span><text:span text:style-name="T4"/></text:p>
            <text:p text:style-name="P13" loext:marker-style-name="T4"><text:span text:style-name="T4"><text:s text:c="12"/>escribir "los números " numero1 " " numero2 " son iguales"</text:span><text:span text:style-name="T4"/></text:p>
            <text:p text:style-name="P13" loext:marker-style-name="T4"><text:span text:style-name="T4"><text:s text:c="8"/>Sino</text:span><text:span text:style-name="T4"/></text:p>
            <text:p text:style-name="P13" loext:marker-style-name="T4"><text:span text:style-name="T4"><text:s text:c="12"/>Escribir numero1 " es el mayor de los dos"</text:span><text:span text:style-name="T4"/></text:p>
            <text:p text:style-name="P13" loext:marker-style-name="T4"><text:span text:style-name="T4"><text:s text:c="8"/>FinSi</text:span><text:span text:style-name="T4"/></text:p>
            <text:p text:style-name="P13" loext:marker-style-name="T4"><text:span text:style-name="T4"><text:s text:c="5"/>//Si el primer Si es falso, escribe que el numero2 es mayor</text:span><text:span text:style-name="T4"/></text:p>
            <text:p text:style-name="P13" loext:marker-style-name="T4"><text:span text:style-name="T4"><text:s text:c="5"/>Sino</text:span><text:span text:style-name="T4"/></text:p>
            <text:p text:style-name="P13" loext:marker-style-name="T4"><text:span text:style-name="T4"><text:s text:c="8"/>Escribir numero2 " es el mayor de los dos"</text:span><text:span text:style-name="T4"/></text:p>
            <text:p text:style-name="P13" loext:marker-style-name="T4"><text:span text:style-name="T4"><text:s text:c="5"/>FinSi</text:span><text:span text:style-name="T4"/></text:p>
            <text:p text:style-name="P13" loext:marker-style-name="T4"><text:span text:style-name="T4">FinProceso</text:span><text:span text:style-name="T4"/></text:p>
            <text:p text:style-name="P6" loext:marker-style-name="T4"/>
            <text:p text:style-name="P11" loext:marker-style-name="T4"><text:span text:style-name="T4">La práctica se realizará de manera individual. </text:span><text:span text:style-name="T4"/></text:p>
            <text:p text:style-name="P7" loext:marker-style-name="T4"/>
            <text:p text:style-name="P11" loext:marker-style-name="T1"><text:span text:style-name="T5">MEDIOS PARA SU REALIZACIÓN</text:span><text:span text:style-name="T5"/></text:p>
            <text:list text:style-name="WWNum40">
              <text:list-item>
                <text:p text:style-name="P12" loext:marker-style-name="T3"><text:span text:style-name="T3">Equipo informático.</text:span><text:span text:style-name="T3"/></text:p>
              </text:list-item>
              <text:list-item>
                <text:p text:style-name="P12" loext:marker-style-name="T3"><text:span text:style-name="T3">Aplicación Visual Code Studio instalada en el equipo.</text:span><text:span text:style-name="T3"/></text:p>
              </text:list-item>
              <text:list-item>
                <text:p text:style-name="P12" loext:marker-style-name="T3"><text:span text:style-name="T3">Navegadores actualizados</text:span><text:span text:style-name="T3"/></text:p>
              </text:list-item>
            </text:list>
            <text:p text:style-name="P8" loext:marker-style-name="T3"/>
            <text:p text:style-name="P2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 loext:marker-style-name="T8"/>
      <text:p text:style-name="Standard"/>
      <text:p text:style-name="P24" loext:marker-style-name="T9"><text:span text:style-name="T12">var</text:span> <text:span text:style-name="T13">num</text:span> <text:span text:style-name="T15">=</text:span> <text:span text:style-name="T18">parseInt</text:span>(<text:span text:style-name="T18">prompt</text:span>(<text:span text:style-name="T20">"Introduce el primer numero"</text:span>));</text:p>
      <text:p text:style-name="P23" loext:marker-style-name="T9"><text:span text:style-name="T13">console</text:span>.<text:span text:style-name="T18">log</text:span>(<text:span text:style-name="T13">num</text:span>)</text:p>
      <text:p text:style-name="P23" loext:marker-style-name="T9"><text:span text:style-name="T12">var</text:span> <text:span text:style-name="T13">num2</text:span> <text:span text:style-name="T15">=</text:span> <text:span text:style-name="T18">parseInt</text:span>(<text:span text:style-name="T18">prompt</text:span>(<text:span text:style-name="T20">"Introduce el segundo numero"</text:span>));</text:p>
      <text:p text:style-name="P23" loext:marker-style-name="T9"><text:span text:style-name="T13">console</text:span>.<text:span text:style-name="T18">log</text:span>(<text:span text:style-name="T13">num2</text:span>)</text:p>
      <text:p text:style-name="P26" loext:marker-style-name="T9"/>
      <text:p text:style-name="P23" loext:marker-style-name="T9"><text:span text:style-name="T22">if</text:span> (<text:span text:style-name="T13">num</text:span><text:span text:style-name="T15">&gt;=</text:span><text:span text:style-name="T13">num2</text:span>){</text:p>
      <text:p text:style-name="P25" loext:marker-style-name="T9">    <text:span text:style-name="T23">if</text:span><text:span text:style-name="T24">(</text:span><text:span text:style-name="T14">num</text:span><text:span text:style-name="T16">==</text:span><text:span text:style-name="T14">num2</text:span><text:span text:style-name="T24">){</text:span></text:p>
      <text:p text:style-name="P25" loext:marker-style-name="T9">        <text:span text:style-name="T14">console</text:span><text:span text:style-name="T24">.</text:span><text:span text:style-name="T19">log</text:span><text:span text:style-name="T24">(</text:span><text:span text:style-name="T21">"Son iguales"</text:span><text:span text:style-name="T24">);</text:span></text:p>
      <text:p text:style-name="P25" loext:marker-style-name="T9">    <text:span text:style-name="T24">}</text:span><text:span text:style-name="T23">else</text:span><text:span text:style-name="T24">{</text:span></text:p>
      <text:p text:style-name="P25" loext:marker-style-name="T9">        <text:span text:style-name="T14">console</text:span><text:span text:style-name="T24">.</text:span><text:span text:style-name="T19">log</text:span><text:span text:style-name="T24">(</text:span><text:span text:style-name="T14">num</text:span><text:span text:style-name="T16">+</text:span><text:span text:style-name="T21">" mayor"</text:span><text:span text:style-name="T24">);</text:span></text:p>
      <text:p text:style-name="P25" loext:marker-style-name="T9">    <text:span text:style-name="T24">}</text:span></text:p>
      <text:p text:style-name="P23" loext:marker-style-name="T9">}<text:span text:style-name="T22">else</text:span>{</text:p>
      <text:p text:style-name="P25" loext:marker-style-name="T9">    <text:span text:style-name="T14">console</text:span><text:span text:style-name="T24">.</text:span><text:span text:style-name="T19">log</text:span><text:span text:style-name="T24">(</text:span><text:span text:style-name="T14">num2</text:span><text:span text:style-name="T24"> </text:span><text:span text:style-name="T16">+</text:span><text:span text:style-name="T24"> </text:span><text:span text:style-name="T21">" Es mayor"</text:span><text:span text:style-name="T24">);</text:span></text:p>
      <text:p text:style-name="P23" loext:marker-style-name="T9">}</text:p>
      <text:p text:style-name="Standard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1.25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39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00:12:00</meta:creation-date>
    <dc:date>2023-07-17T19:20:47.754000000</dc:date>
    <meta:editing-duration>PT1H27M28S</meta:editing-duration>
    <meta:generator>LibreOffice/7.5.4.2$Windows_X86_64 LibreOffice_project/36ccfdc35048b057fd9854c757a8b67ec53977b6</meta:generator>
    <meta:document-statistic meta:table-count="1" meta:image-count="1" meta:object-count="0" meta:page-count="2" meta:paragraph-count="58" meta:word-count="242" meta:character-count="1671" meta:non-whitespace-character-count="1348"/>
    <meta:user-defined meta:name="AppVersion">16.0000</meta:user-defined>
    <meta:template xlink:type="simple" xlink:actuate="onRequest" xlink:title="Normal.dotm" xlink:href=""/>
  </office:meta>
</office:document-meta>
</file>